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Restore.can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Restore.RemoteCacheRestore( RemoteCacheManager r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Restore.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